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b4e"/>
    </style:style>
    <style:style style:name="fr1" style:family="graphic" style:parent-style-name="Formula">
      <style:graphic-properties style:wrap="parallel" style:number-wrapped-paragraphs="no-limit" style:wrap-contour="false" style:vertical-pos="from-top" draw:wrap-influence-on-position="once-concurrent" loext:allow-overlap="tru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n​=k=0∑N−1​zk​⋅e−iN2πkn</text:p>
      <text:p text:style-name="P1"/>
      <text:p text:style-name="P1"><draw:frame draw:style-name="fr1" draw:name="Object1" text:anchor-type="as-char" svg:y="-0.6063in" svg:width="2.8161in" svg:height="0.7898in" draw:z-index="0"><draw:object xlink:href="./Object 1" xlink:type="simple" xlink:show="embed" xlink:actuate="onLoad"/><draw:image xlink:href="./ObjectReplacements/Object 1" xlink:type="simple" xlink:show="embed" xlink:actuate="onLoad"/></draw:frame>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57:24.499309007</meta:creation-date>
    <dc:date>2025-05-21T19:07:05.834231057</dc:date>
    <meta:editing-duration>PT1M1S</meta:editing-duration>
    <meta:editing-cycles>1</meta:editing-cycles>
    <meta:document-statistic meta:table-count="0" meta:image-count="0" meta:object-count="1" meta:page-count="1" meta:paragraph-count="2" meta:word-count="1" meta:character-count="25" meta:non-whitespace-character-count="2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subsup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subsup>
          <msub>
            <mi>z</mi>
            <mi>k</mi>
          </msub>
        </mrow>
      </mrow>
      <mover accent="true">
        <msup>
          <mi>e</mi>
          <mrow>
            <mrow>
              <mo stretchy="false">−</mo>
              <mi>i</mi>
            </mrow>
            <mfrac>
              <mrow>
                <mn>2</mn>
                <mi>π</mi>
                <mi>k</mi>
                <mi>n</mi>
              </mrow>
              <mi>N</mi>
            </mfrac>
          </mrow>
        </msup>
        <mo stretchy="false">˙</mo>
      </mover>
    </mrow>
    <annotation encoding="StarMath 5.0">X_n= sum_{k=0}^{N-1} z_k dot e^{-i {2 %pi k n} over {N}}



</annotation>
  </semantics>
</math>
</file>